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NSImpl.getTypeNamesp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NSImpl.get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NSImpl.getTy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NSImpl.setPrefix( String prefix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ttrNSImpl.rename( String namespaceURI ,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NSImpl.AttrNSImpl( CoreDocumentImpl ownerDocument ,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NSImpl.setName( String namespaceURI , String q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ttrNSImpl.AttrNSImpl( CoreDocumentImpl ownerDocument , String namespaceURI , String qualifiedName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NSImpl.getLocal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NSImpl.getNamespac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NSImpl.setValues( CoreDocumentImpl ownerDocument , String namespaceURI , String qualifiedName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NSImpl.AttrNSImpl( CoreDocumentImpl ownerDocumen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NSImpl.AttrN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NSImpl.isDerivedFrom( String typeNamespaceArg , String typeNameArg , int derivation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